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2"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3"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14"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15"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16"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1de3920"/>
    </style:style>
    <style:style style:name="P17"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167697"/>
    </style:style>
    <style:style style:name="P18"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19"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1b01b8" officeooo:paragraph-rsid="022edcb5"/>
    </style:style>
    <style:style style:name="P20"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1b01b8" officeooo:paragraph-rsid="02465724"/>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456"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457"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458"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459"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460"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461"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462"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463"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464"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465"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466"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467"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468" style:family="text">
      <style:text-properties style:text-line-through-style="none" style:text-line-through-type="none" style:text-position="0% 100%" fo:font-size="11pt" officeooo:rsid="00cf0d83" style:font-size-asian="9.60000038146973pt" style:font-size-complex="11pt"/>
    </style:style>
    <style:style style:name="T469"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470"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471"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472"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473"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474"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475"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476" style:family="text">
      <style:text-properties style:text-line-through-style="none" style:text-line-through-type="none" style:text-position="0% 100%" officeooo:rsid="00c8c707"/>
    </style:style>
    <style:style style:name="T477" style:family="text">
      <style:text-properties style:text-line-through-style="none" style:text-line-through-type="none" style:text-position="0% 100%" fo:font-style="normal" style:font-style-asian="normal" style:font-style-complex="normal"/>
    </style:style>
    <style:style style:name="T478"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479"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480"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481"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482"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483"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484"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485"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486"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487"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488"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489"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490"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491"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492"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493"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501" style:family="text">
      <style:text-properties officeooo:rsid="0124d764"/>
    </style:style>
    <style:style style:name="T502" style:family="text">
      <style:text-properties fo:font-weight="normal" style:font-weight-asian="normal" style:font-weight-complex="normal"/>
    </style:style>
    <style:style style:name="T503" style:family="text">
      <style:text-properties fo:font-weight="normal" officeooo:rsid="00595f0e" style:font-weight-asian="normal" style:font-weight-complex="normal"/>
    </style:style>
    <style:style style:name="T504" style:family="text">
      <style:text-properties officeooo:rsid="013e209b"/>
    </style:style>
    <style:style style:name="T505" style:family="text">
      <style:text-properties officeooo:rsid="013ee72e"/>
    </style:style>
    <style:style style:name="T506" style:family="text">
      <style:text-properties officeooo:rsid="01409f45"/>
    </style:style>
    <style:style style:name="T507" style:family="text">
      <style:text-properties officeooo:rsid="0140d547"/>
    </style:style>
    <style:style style:name="T508"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03">22/02/2021</text:span><text:span text:style-name="T64"><text:line-break/></text:span><text:span text:style-name="T502">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501">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482">80°C ma possono essere a condizioni diverse perché la conservazione dei vari microorganismi ha T diverse), </text:span><text:span text:style-name="T483">d</text:span><text:span text:style-name="T482">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483">Abbiamo a che fare con oggetti che esistono a P e T ambiente, tutto quello che può fare danno come trattamento con solvente o con temperature vanno pensati ad hoc. Verranno studiati caso per caso. <text:line-break/></text:span><text:span text:style-name="T484">Prodotti che impattano l’umano (food, farmaceutica, cosmesi ecc). Bisogna dunque giustificare la tracciabilità del sistema e garantire un controllo di qualità rigoroso, </text:span><text:span text:style-name="T485">non ci devono essere residui di produzione o residui di substrato.<text:line-break/>Nel caso dei processi biotecnologici bisogna fare il trattamento di tutto ciò che deriva dallo scarto come ricircolo.<text:line-break/><text:line-break/></text:span><text:span text:style-name="T486">Un bioprocesso o fermentazione (bioprocesso che tiene conto </text:span><text:span text:style-name="T487">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487">dell’organismo. Esistono sostanzialmente due fasi, atopofas</text:span><text:span text:style-name="T490">e</text:span><text:span text:style-name="T487"> (fase di crescita), idio-fase (fase stazionaria della biomassa) e bisogna cercare di massimizzare la produzione. </text:span><text:span text:style-name="T488">Alla fine il successo di un bioprocesso ci sarà soltanto quando tutte queste cose potranno essere messe assieme nel modo più efficiente che ci sia. <text:line-break/></text:span><text:span text:style-name="T489"><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91">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467">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492">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476">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468">costanza</text:span><text:span text:style-name="T161"> della composizione, nel caso degli scarti altrui avremo una </text:span><text:span text:style-name="T469">variabilità delle impurezze</text:span><text:span text:style-name="T161"> (se scarti di origine agricola come patate avranno ad esempio la buccia), un alt</text:span><text:span text:style-name="T162">r</text:span><text:span text:style-name="T161">o problema è il </text:span><text:span text:style-name="T469">contenuto elevato di acqua</text:span><text:span text:style-name="T172">,</text:span><text:span text:style-name="T469">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70">stagionale</text:span><text:span text:style-name="T173">, es barbabietole da zucchero solo in estate, potrebbe dunque essere molto </text:span><text:span text:style-name="T470">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455">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94">2</text:span><text:span text:style-name="T188"> + H</text:span><text:span text:style-name="T494">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456">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457">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458">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495">2</text:span><text:span text:style-name="T195">, B</text:span><text:span text:style-name="T495">6</text:span><text:span text:style-name="T195">, B</text:span><text:span text:style-name="T495">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472">batch</text:span><text:span text:style-name="T214"> (apro, metto il substrato, chiudo</text:span><text:span text:style-name="T215">), </text:span><text:span text:style-name="T471">fed-batch</text:span><text:span text:style-name="T215">, alimento il substrato poco a poco per cercare di seguire la curva di crescita oppure </text:span><text:span text:style-name="T471">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496">2</text:span><text:span text:style-name="T228"> e CO</text:span><text:span text:style-name="T496">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479">B</text:span><text:span text:style-name="T478">IOECONOMY</text:span><text:span text:style-name="T477"><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14">11/03/2021<text:line-break/>Classificazione delle cose viventi<text:line-break/>1) Procariote o eucariote<text:line-break/>2) livello <text:span text:style-name="T504">di organizzazione</text:span>: singola o multi cellula<text:line-break/>3) Tipo nutrizionale: <text:span text:style-name="T504">eterot</text:span><text:span text:style-name="T506">rof</text:span><text:span text:style-name="T504">ia e autotrofia<text:line-break/><text:line-break/></text:span><text:span text:style-name="T505">I procarioti sono cellule che non hanno il nucleo non separato dal resto della cellula, cosa che </text:span><text:span text:style-name="T508">invece</text:span><text:span text:style-name="T505"> avviene nei eucariot</text:span><text:span text:style-name="T508">i</text:span><text:span text:style-name="T505">; abbiamo diverse dimensioni, diverse ripartizioni all’interno della cellula. Gli eucarioti hanno molti organelli e questi sono separati dal resto della cellula. <text:line-break/></text:span><text:span text:style-name="T506">Organismi eterotrofi non sono in grado di utilizzare sostanze inorganiche ma hanno bisogno di sostanze organiche che derivino da altri organismi, gli autotrofi (piante) sono in grado di generare energia o molecole a par</text:span><text:span text:style-name="T507">t</text:span><text:span text:style-name="T506">ire da </text:span><text:span text:style-name="T507">(?).</text:span></text:p>
      <text:p text:style-name="P15"><text:span text:style-name="T459">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1"/>
      <text:p text:style-name="P12"><text:span text:style-name="T270">MICRORGANISMO<text:line-break/></text:span><text:span text:style-name="T271">Possono essere </text:span><text:span text:style-name="T473">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473">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474">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475">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460">metanogeni</text:span><text:span text:style-name="T282">, procarioti in grado di produrre metano, </text:span><text:span text:style-name="T460">alofile estremi</text:span><text:span text:style-name="T282">, procarioti in grado di vivere in concentrazione elevate di sale (le conc saline vengono utilizzate spesso per distruggere i batteri a fine processo</text:span><text:span text:style-name="T283">), </text:span><text:span text:style-name="T461">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462">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497">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3"><text:span text:style-name="T316">B</text:span><text:span text:style-name="T171">atteri lattici etero fermentativi, arrivano al processo di crescita e sviluppo attraverso una fermentazione che non produce solo acido lattico ma che per esempio produce CO</text:span><text:span text:style-name="T493">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463">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6"><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text:span><text:span text:style-name="T356">oryzae</text:span><text:span text:style-name="T355"> utilizzato per la fermentazione del riso o della soia (portano alla produzione di salsa di soia, riso fermentato </text:span><text:soft-page-break/><text:span text:style-name="T355">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481">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2988964469" text:style-name="L1">
        <text:list-item>
          <text:p text:style-name="P18">Monosaccaridi</text:p>
        </text:list-item>
        <text:list-item>
          <text:p text:style-name="P18">Disaccaridi</text:p>
        </text:list-item>
        <text:list-item>
          <text:p text:style-name="P18">Oligosaccaridi</text:p>
        </text:list-item>
        <text:list-item>
          <text:p text:style-name="P18">Polisaccaridi</text:p>
        </text:list-item>
      </text:list>
      <text:p text:style-name="P17"><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373">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464">la funzione amminica e la funzione carbossilica devono stare sullo stesso lato del</text:span><text:span text:style-name="T465">lo stesso</text:span><text:span text:style-name="T464">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499">n</text:span><text:span text:style-name="T398"> con n=n° stereocentri.<text:line-break/><text:line-break/>Monosaccaridi: C</text:span><text:span text:style-name="T498">n</text:span><text:span text:style-name="T398">H</text:span><text:span text:style-name="T498">2n</text:span><text:span text:style-name="T398">O</text:span><text:span text:style-name="T498">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text:span><text:soft-page-break/><text:span text:style-name="T403">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466">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ext:span><text:soft-page-break/><text:span text:style-name="T414">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9"><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text:span><text:soft-page-break/><text:span text:style-name="T429">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20"><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480">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500">+</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text:span><text:soft-page-break/><text:span text:style-name="T440">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line-break/></text:span><text:span text:style-name="T453">ATP generato da fosforilisi di ADP. (?)<text:line-break/> All’interno della cellula la concentrazione <text:s/>delle varie ATP è regolata da una k dell’equilibrio, deve essere mantenuta costante e quindi da un riarrangiamento delle singole specie. Mantenere costante un rapporto ci consente di regolare in modo più fine le singole concentrazioni.<text:line-break/><text:line-break/></text:span><text:span text:style-name="T454">Chemiosmosi<text:line-break/><text:line-break/>Come ottenere ATP: degradazione dei lipidi, questi sono una forma di stoccaggio di glicerolo <text:s/>legato a tre acidi grassi. <text:s/>Nel caso degli animali lipidi forma efficiente di stoccaggio </text:span><text:span text:style-name="T453"><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35</meta:editing-cycles>
    <meta:creation-date>2021-02-22T11:22:00</meta:creation-date>
    <dc:date>2021-03-22T14:06:51.580000000</dc:date>
    <meta:editing-duration>PT3H51M50S</meta:editing-duration>
    <meta:generator>LibreOffice/7.1.0.3$Windows_x86 LibreOffice_project/f6099ecf3d29644b5008cc8f48f42f4a40986e4c</meta:generator>
    <meta:document-statistic meta:table-count="0" meta:image-count="0" meta:object-count="0" meta:page-count="21" meta:paragraph-count="26" meta:word-count="14106" meta:character-count="94011" meta:non-whitespace-character-count="79688"/>
    <meta:user-defined meta:name="AppVersion">16.0000</meta:user-defined>
    <meta:template xlink:type="simple" xlink:actuate="onRequest" xlink:title="Normal.dotm" xlink:href=""/>
  </office:meta>
</office:document-meta>
</file>